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304689" style:language-asian="zxx" style:country-asian="none" style:language-complex="zxx" style:country-complex="none"/>
    </style:style>
    <style:style style:name="P12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P15" style:family="paragraph" style:parent-style-name="Standard" style:list-style-name="L3">
      <style:paragraph-properties fo:text-align="justify" style:justify-single-word="false"/>
      <style:text-properties fo:language="zxx" fo:country="none" officeooo:rsid="00304689" officeooo:paragraph-rsid="00314aef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style:style style:name="T9" style:family="text">
      <style:text-properties officeooo:rsid="00304689"/>
    </style:style>
    <style:style style:name="T10" style:family="text">
      <style:text-properties officeooo:rsid="00320322"/>
    </style:style>
    <style:style style:name="T11" style:family="text">
      <style:text-properties officeooo:rsid="00332a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3595690216658963058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<text:bookmark-start text:name="__DdeLink__91_762912056"/>scalene<text:bookmark-end text:name="__DdeLink__91_762912056"/>."), равнобедренным ("Triangle is <text:bookmark-start text:name="__DdeLink__93_762912056"/>isosceles<text:bookmark-end text:name="__DdeLink__93_762912056"/>.") или равносторонним ("Triangle is equilateral.").</text:p>
        </text:list-item>
      </text:list>
      <text:p text:style-name="P2"/>
      <text:p text:style-name="P2">Пользовательские требования:</text:p>
      <text:list xml:id="list4382715901385709488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4">меню-бар с двумя меню:</text:p>
              <text:list>
                <text:list-item>
                  <text:p text:style-name="P14">"File" (пункт "Exit");</text:p>
                </text:list-item>
                <text:list-item>
                  <text:p text:style-name="P14">"About" (пункты "Help" и "About").</text:p>
                </text:list-item>
              </text:list>
            </text:list-item>
            <text:list-item>
              <text:p text:style-name="P14">три поля ввода сторон треугольника с надписями-описаниями "Side #<text:span text:style-name="T10">X</text:span>", <text:span text:style-name="T10">где Х – порядковый номер поля</text:span>;</text:p>
            </text:list-item>
            <text:list-item>
              <text:p text:style-name="P14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4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4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4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7840544711304573829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<text:bookmark-start text:name="__DdeLink__99_762912056"/>"<text:bookmark-start text:name="__DdeLink__156_732938200"/>Invalid data typed. <text:span text:style-name="T7">Triangle sides sizes should be integral numbers in interval from 1 to 2^64 - 1.</text:span><text:bookmark-end text:name="__DdeLink__156_732938200"/>"<text:bookmark-end text:name="__DdeLink__99_762912056"/>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<text:bookmark-start text:name="__DdeLink__95_762912056"/>Values specified don't represent triangle. <text:span text:style-name="T7">They should satisfy the rule: sum of two side's lengths should exceed third side's length.</text:span><text:bookmark-end text:name="__DdeLink__95_762912056"/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<text:bookmark-start text:name="__DdeLink__97_762912056"/>"<text:bookmark-start text:name="__DdeLink__158_732938200"/>Triangle sides are too large. <text:span text:style-name="T8">Sum of any two sides sizes should be in interval from 2 to 2^64 – 1.</text:span><text:bookmark-end text:name="__DdeLink__158_732938200"/>"<text:bookmark-end text:name="__DdeLink__97_762912056"/> <text:span text:style-name="T4">в отдельном окне.</text:span></text:p>
        </text:list-item>
        <text:list-item>
          <text:p text:style-name="P11"><text:soft-page-break/>Если <text:span text:style-name="T9">размеры всех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"/>"Triangle is equilateral."<text:bookmark-end text:name="__DdeLink__99_7629120561"/> <text:span text:style-name="T4">в отдельном окне.</text:span></text:p>
        </text:list-item>
        <text:list-item>
          <text:p text:style-name="P11">Если <text:span text:style-name="T9">размеры двух из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1"/>"Triangle is isosceles."<text:bookmark-end text:name="__DdeLink__99_76291205611"/> <text:span text:style-name="T4">в отдельном окне.</text:span></text:p>
        </text:list-item>
        <text:list-item>
          <text:p text:style-name="P15">Если размеры всех сторон, введённые пользователем, <text:span text:style-name="T11">разные</text:span>, <text:span text:style-name="T6">и пользователь нажал на кнопку "Analyze", на экран должно выводиться сообщение </text:span><text:bookmark-start text:name="__DdeLink__99_762912056111"/><text:span text:style-name="T6">"Triangle is </text:span><text:bookmark-start text:name="__DdeLink__91_7629120561"/><text:span text:style-name="T6">scalene</text:span><text:bookmark-end text:name="__DdeLink__91_7629120561"/><text:span text:style-name="T6">."</text:span><text:bookmark-end text:name="__DdeLink__99_762912056111"/><text:span text:style-name="T6"> в отдельном окне.</text:span></text:p>
        </text:list-item>
        <text:list-item>
          <text:p text:style-name="P12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4910784575774206503" text:style-name="L4">
        <text:list-item>
          <text:p text:style-name="P13"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2T19:45:28.942825329</dc:date>
    <meta:editing-duration>PT3H13M1S</meta:editing-duration>
    <meta:editing-cycles>25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450" meta:character-count="3225" meta:non-whitespace-character-count="2819"/>
  </office:meta>
</office:document-meta>
</file>